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akula" svg:font-family="Nakula" style:font-pitch="variable"/>
    <style:font-face style:name="Sahadeva" svg:font-family="Sahadeva" style:font-pitch="variable"/>
    <style:font-face style:name="Tibetan Machine Uni" svg:font-family="'Tibetan Machine Uni'" style:font-pitch="variable"/>
    <style:font-face style:name="Ubuntu" svg:font-family="Ubuntu" style:font-pitch="variable"/>
    <style:font-face style:name="Umpush" svg:font-family="Umpus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font-size="10pt" officeooo:rsid="00175c82" officeooo:paragraph-rsid="00175c82" style:font-size-asian="10pt" style:font-size-complex="10pt"/>
    </style:style>
    <style:style style:name="P2" style:family="paragraph" style:parent-style-name="Standard">
      <style:paragraph-properties fo:text-align="center" style:justify-single-word="false"/>
      <style:text-properties style:font-name="Liberation Serif" fo:font-size="10pt" style:text-underline-style="none" fo:font-weight="normal" officeooo:rsid="001a4316" officeooo:paragraph-rsid="001a4316" style:font-size-asian="8.75pt" style:font-weight-asian="normal" style:font-size-complex="10pt" style:font-weight-complex="normal"/>
    </style:style>
    <style:style style:name="P3" style:family="paragraph" style:parent-style-name="Standard">
      <style:paragraph-properties fo:text-align="center" style:justify-single-word="false"/>
      <style:text-properties style:font-name="Liberation Serif" fo:font-size="14pt" style:text-underline-style="none" fo:font-weight="normal" officeooo:rsid="001a4316" officeooo:paragraph-rsid="001a4316"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19559d" officeooo:paragraph-rsid="0019559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Liberation Serif" fo:font-size="18pt" style:text-underline-style="solid" style:text-underline-width="auto" style:text-underline-color="font-color" fo:font-weight="bold" officeooo:rsid="0019559d" officeooo:paragraph-rsid="0019559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Liberation Serif" fo:font-size="16pt" style:text-underline-style="none" fo:font-weight="bold" officeooo:rsid="001a4316" officeooo:paragraph-rsid="001a4316"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a4316" officeooo:paragraph-rsid="001a4316" style:font-size-asian="14pt" style:font-weight-asian="bold" style:font-size-complex="16pt" style:font-weight-complex="bold"/>
    </style:style>
    <style:style style:name="P8" style:family="paragraph" style:parent-style-name="Standard" style:master-page-name="">
      <loext:graphic-properties draw:fill="none"/>
      <style:paragraph-properties fo:margin-left="1.7cm" fo:margin-right="1.9cm" fo:line-height="0.353cm" fo:text-align="start" style:justify-single-word="false" style:register-true="true" fo:text-indent="0cm" style:auto-text-indent="false" style:page-number="auto" fo:background-color="transparent">
        <style:tab-stops>
          <style:tab-stop style:position="14.102cm"/>
        </style:tab-stops>
      </style:paragraph-properties>
      <style:text-properties style:font-name="Liberation Serif" fo:font-size="14pt" style:text-underline-style="none" fo:font-weight="normal" officeooo:rsid="001a4316" officeooo:paragraph-rsid="001a4316" style:font-size-asian="12.25pt" style:font-weight-asian="normal" style:font-size-complex="14pt" style:font-weight-complex="normal"/>
    </style:style>
    <style:style style:name="P9" style:family="paragraph" style:parent-style-name="Standard">
      <loext:graphic-properties draw:fill="none"/>
      <style:paragraph-properties fo:margin-left="1.7cm" fo:margin-right="1.9cm" fo:line-height="100%" fo:text-align="justify" style:justify-single-word="false" style:register-true="true" fo:text-indent="0cm" style:auto-text-indent="false" fo:background-color="transparent">
        <style:tab-stops>
          <style:tab-stop style:position="14.102cm"/>
        </style:tab-stops>
      </style:paragraph-properties>
      <style:text-properties style:font-name="Liberation Serif" fo:font-size="14pt" style:text-underline-style="none" fo:font-weight="normal" officeooo:rsid="001a4316" officeooo:paragraph-rsid="001a4316" style:font-size-asian="14pt" style:font-weight-asian="normal" style:font-size-complex="14pt" style:font-weight-complex="normal"/>
    </style:style>
    <style:style style:name="P10" style:family="paragraph" style:parent-style-name="Standard">
      <loext:graphic-properties draw:fill="none"/>
      <style:paragraph-properties fo:margin-left="1.7cm" fo:margin-right="1.9cm" fo:line-height="100%" fo:text-align="justify" style:justify-single-word="false" style:register-true="true" fo:text-indent="0cm" style:auto-text-indent="false" fo:background-color="transparent">
        <style:tab-stops>
          <style:tab-stop style:position="14.102cm"/>
        </style:tab-stops>
      </style:paragraph-properties>
      <style:text-properties style:font-name="Liberation Serif" fo:font-size="14pt" style:text-underline-style="none" fo:font-weight="normal" officeooo:rsid="001a4316" officeooo:paragraph-rsid="001c301c" style:font-size-asian="14pt" style:font-weight-asian="normal" style:font-size-complex="14pt" style:font-weight-complex="normal"/>
    </style:style>
    <style:style style:name="P11" style:family="paragraph" style:parent-style-name="Standard">
      <loext:graphic-properties draw:fill="none"/>
      <style:paragraph-properties fo:margin-left="1.7cm" fo:margin-right="1.9cm" fo:line-height="100%" fo:text-align="justify" style:justify-single-word="false" style:register-true="true" fo:text-indent="0cm" style:auto-text-indent="false" fo:background-color="transparent">
        <style:tab-stops>
          <style:tab-stop style:position="14.102cm"/>
        </style:tab-stops>
      </style:paragraph-properties>
      <style:text-properties style:font-name="Liberation Serif" fo:font-size="14pt" style:text-underline-style="none" fo:font-weight="normal" officeooo:rsid="001a4316" officeooo:paragraph-rsid="001f72d4" style:font-size-asian="14pt" style:font-weight-asian="normal" style:font-size-complex="14pt" style:font-weight-complex="normal"/>
    </style:style>
    <style:style style:name="P12" style:family="paragraph" style:parent-style-name="Standard">
      <loext:graphic-properties draw:fill="none"/>
      <style:paragraph-properties fo:margin-left="1.7cm" fo:margin-right="1.9cm" fo:line-height="100%" fo:text-align="justify" style:justify-single-word="false" style:register-true="true" fo:text-indent="0cm" style:auto-text-indent="false" fo:background-color="transparent">
        <style:tab-stops>
          <style:tab-stop style:position="14.102cm"/>
        </style:tab-stops>
      </style:paragraph-properties>
      <style:text-properties style:font-name="Liberation Serif" fo:font-size="14pt" style:text-underline-style="none" fo:font-weight="normal" officeooo:rsid="001a4316" officeooo:paragraph-rsid="001f8746" style:font-size-asian="14pt" style:font-weight-asian="normal" style:font-size-complex="14pt" style:font-weight-complex="normal"/>
    </style:style>
    <style:style style:name="P13" style:family="paragraph" style:parent-style-name="Standard">
      <loext:graphic-properties draw:fill="none"/>
      <style:paragraph-properties fo:margin-left="1.7cm" fo:margin-right="1.9cm" fo:line-height="100%" fo:text-align="justify" style:justify-single-word="false" style:register-true="true" fo:text-indent="0cm" style:auto-text-indent="false" fo:background-color="transparent">
        <style:tab-stops>
          <style:tab-stop style:position="14.102cm"/>
        </style:tab-stops>
      </style:paragraph-properties>
      <style:text-properties style:font-name="Liberation Serif" fo:font-size="14pt" style:text-underline-style="none" fo:font-weight="bold" officeooo:rsid="001a4316" officeooo:paragraph-rsid="001c301c" style:font-size-asian="14pt" style:font-weight-asian="bold" style:font-size-complex="14pt" style:font-weight-complex="bold"/>
    </style:style>
    <style:style style:name="P14" style:family="paragraph" style:parent-style-name="Standard">
      <loext:graphic-properties draw:fill="none"/>
      <style:paragraph-properties fo:margin-left="1.7cm" fo:margin-right="1.9cm" fo:line-height="100%" fo:text-align="justify" style:justify-single-word="false" style:register-true="true" fo:text-indent="0cm" style:auto-text-indent="false" fo:background-color="transparent">
        <style:tab-stops>
          <style:tab-stop style:position="14.102cm"/>
        </style:tab-stops>
      </style:paragraph-properties>
      <style:text-properties style:font-name="Liberation Serif" fo:font-size="14pt" style:text-underline-style="none" fo:font-weight="bold" officeooo:rsid="001a4316" officeooo:paragraph-rsid="001f72d4" style:font-size-asian="14pt" style:font-weight-asian="bold" style:font-size-complex="14pt" style:font-weight-complex="bold"/>
    </style:style>
    <style:style style:name="P15" style:family="paragraph" style:parent-style-name="Standard">
      <loext:graphic-properties draw:fill="none"/>
      <style:paragraph-properties fo:margin-left="1.7cm" fo:margin-right="1.9cm" fo:line-height="100%" fo:text-align="justify" style:justify-single-word="false" style:register-true="true" fo:text-indent="0cm" style:auto-text-indent="false" fo:background-color="transparent">
        <style:tab-stops>
          <style:tab-stop style:position="14.102cm"/>
        </style:tab-stops>
      </style:paragraph-properties>
      <style:text-properties style:font-name="Liberation Serif" fo:font-size="14pt" style:text-underline-style="none" fo:font-weight="bold" officeooo:rsid="001f8746" officeooo:paragraph-rsid="0021344e" style:font-size-asian="12.25pt" style:font-weight-asian="bold" style:font-size-complex="14pt" style:font-weight-complex="bold"/>
    </style:style>
    <style:style style:name="P16" style:family="paragraph" style:parent-style-name="Standard">
      <loext:graphic-properties draw:fill="none"/>
      <style:paragraph-properties fo:margin-left="1.7cm" fo:margin-right="1.9cm" fo:line-height="100%" fo:text-align="justify" style:justify-single-word="false" style:register-true="true" fo:text-indent="0cm" style:auto-text-indent="false" fo:background-color="transparent">
        <style:tab-stops>
          <style:tab-stop style:position="14.102cm"/>
        </style:tab-stops>
      </style:paragraph-properties>
      <style:text-properties style:font-name="Liberation Serif" fo:font-size="14pt" style:text-underline-style="none" fo:font-weight="bold" officeooo:rsid="0021b442" officeooo:paragraph-rsid="0021b442" style:font-size-asian="12.25pt" style:font-weight-asian="bold" style:font-size-complex="14pt" style:font-weight-complex="bold"/>
    </style:style>
    <style:style style:name="P17" style:family="paragraph" style:parent-style-name="Standard">
      <loext:graphic-properties draw:fill="none"/>
      <style:paragraph-properties fo:margin-left="1.7cm" fo:margin-right="1.9cm" fo:line-height="100%" fo:text-align="center" style:justify-single-word="false" style:register-true="true" fo:text-indent="0cm" style:auto-text-indent="false" fo:background-color="transparent">
        <style:tab-stops>
          <style:tab-stop style:position="14.102cm"/>
        </style:tab-stops>
      </style:paragraph-properties>
      <style:text-properties style:font-name="Liberation Serif" fo:font-size="16pt" style:text-underline-style="solid" style:text-underline-width="auto" style:text-underline-color="font-color" fo:font-weight="bold" officeooo:rsid="001a4316" officeooo:paragraph-rsid="001c301c" style:font-size-asian="14pt" style:font-weight-asian="bold" style:font-size-complex="16pt" style:font-weight-complex="bold"/>
    </style:style>
    <style:style style:name="P18" style:family="paragraph" style:parent-style-name="Standard">
      <loext:graphic-properties draw:fill="none"/>
      <style:paragraph-properties fo:margin-left="1.7cm" fo:margin-right="1.9cm" fo:line-height="100%" fo:text-align="center" style:justify-single-word="false" style:register-true="true" fo:text-indent="0cm" style:auto-text-indent="false" fo:background-color="transparent">
        <style:tab-stops>
          <style:tab-stop style:position="14.102cm"/>
        </style:tab-stops>
      </style:paragraph-properties>
      <style:text-properties style:font-name="Liberation Serif" fo:font-size="16pt" style:text-underline-style="solid" style:text-underline-width="auto" style:text-underline-color="font-color" fo:font-weight="bold" officeooo:rsid="001f8746" officeooo:paragraph-rsid="001f8746" style:font-size-asian="14pt" style:font-weight-asian="bold" style:font-size-complex="16pt" style:font-weight-complex="bold"/>
    </style:style>
    <style:style style:name="P19" style:family="paragraph" style:parent-style-name="Standard">
      <loext:graphic-properties draw:fill="none"/>
      <style:paragraph-properties fo:margin-left="1.7cm" fo:margin-right="1.9cm" fo:line-height="100%" fo:text-align="center" style:justify-single-word="false" style:register-true="true" fo:text-indent="0cm" style:auto-text-indent="false" fo:background-color="transparent">
        <style:tab-stops>
          <style:tab-stop style:position="14.102cm"/>
        </style:tab-stops>
      </style:paragraph-properties>
      <style:text-properties style:font-name="Liberation Serif" fo:font-size="16pt" style:text-underline-style="solid" style:text-underline-width="auto" style:text-underline-color="font-color" fo:font-weight="bold" officeooo:rsid="0022ff1d" officeooo:paragraph-rsid="0022ff1d" style:font-size-asian="14pt" style:font-weight-asian="bold" style:font-size-complex="16pt" style:font-weight-complex="bold"/>
    </style:style>
    <style:style style:name="P20" style:family="paragraph" style:parent-style-name="Standard">
      <loext:graphic-properties draw:fill="none"/>
      <style:paragraph-properties fo:margin-left="1.7cm" fo:margin-right="1.9cm" fo:line-height="100%" fo:text-align="start" style:justify-single-word="false" style:register-true="true" fo:text-indent="0cm" style:auto-text-indent="false" fo:background-color="transparent">
        <style:tab-stops>
          <style:tab-stop style:position="14.102cm"/>
        </style:tab-stops>
      </style:paragraph-properties>
      <style:text-properties style:font-name="Liberation Serif" fo:font-size="16pt" style:text-underline-style="none" fo:font-weight="normal" officeooo:rsid="0022ff1d" officeooo:paragraph-rsid="0022ff1d" style:font-size-asian="14pt" style:font-weight-asian="normal" style:font-size-complex="16pt" style:font-weight-complex="normal"/>
    </style:style>
    <style:style style:name="P21" style:family="paragraph" style:parent-style-name="Header">
      <style:text-properties officeooo:rsid="0019559d" officeooo:paragraph-rsid="0019559d"/>
    </style:style>
    <style:style style:name="P22" style:family="paragraph" style:parent-style-name="Footer">
      <style:text-properties officeooo:rsid="00175c82" officeooo:paragraph-rsid="00175c82"/>
    </style:style>
    <style:style style:name="T1" style:family="text">
      <style:text-properties fo:font-size="11pt" style:font-size-asian="11pt" style:font-size-complex="11pt"/>
    </style:style>
    <style:style style:name="T2" style:family="text">
      <style:text-properties officeooo:rsid="0019559d"/>
    </style:style>
    <style:style style:name="T3" style:family="text">
      <style:text-properties officeooo:rsid="001c301c"/>
    </style:style>
    <style:style style:name="T4" style:family="text">
      <style:text-properties fo:font-weight="normal" style:font-weight-asian="normal" style:font-weight-complex="normal"/>
    </style:style>
    <style:style style:name="T5" style:family="text">
      <style:text-properties fo:font-weight="normal" officeooo:rsid="0021344e" style:font-weight-asian="normal" style:font-weight-complex="normal"/>
    </style:style>
    <style:style style:name="T6" style:family="text">
      <style:text-properties fo:font-weight="normal" officeooo:rsid="0022aec4" style:font-weight-asian="normal" style:font-weight-complex="normal"/>
    </style:style>
    <style:style style:name="T7" style:family="text">
      <style:text-properties fo:font-weight="normal" officeooo:rsid="0022ff1d" style:font-weight-asian="normal" style:font-weight-complex="normal"/>
    </style:style>
    <style:style style:name="T8" style:family="text">
      <style:text-properties fo:font-weight="bold" officeooo:rsid="001c301c" style:font-weight-asian="bold" style:font-weight-complex="bold"/>
    </style:style>
    <style:style style:name="T9" style:family="text">
      <style:text-properties fo:font-weight="bold" officeooo:rsid="001f72d4" style:font-weight-asian="bold" style:font-weight-complex="bold"/>
    </style:style>
    <style:style style:name="T10" style:family="text">
      <style:text-properties officeooo:rsid="001f72d4"/>
    </style:style>
    <style:style style:name="T11" style:family="text">
      <style:text-properties officeooo:rsid="001f8746"/>
    </style:style>
    <style:style style:name="T12" style:family="text">
      <style:text-properties officeooo:rsid="0021344e"/>
    </style:style>
    <style:style style:name="T13" style:family="text">
      <style:text-properties officeooo:rsid="0022aec4"/>
    </style:style>
    <style:style style:name="T14" style:family="text">
      <style:text-properties style:text-underline-style="solid" style:text-underline-width="auto" style:text-underline-color="font-color" fo:font-weight="normal" officeooo:rsid="0022aec4" style:font-weight-asian="normal" style:font-weight-complex="normal"/>
    </style:style>
    <style:style style:name="T15" style:family="text">
      <style:text-properties officeooo:rsid="0022ff1d"/>
    </style:style>
    <style:style style:name="T16"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
      <text:p text:style-name="P5">LearnIt – Project Report</text:p>
      <text:p text:style-name="P4"/>
      <text:p text:style-name="P6">Prepared by</text:p>
      <text:p text:style-name="P3">Chirayu Joshi (18IT042)</text:p>
      <text:p text:style-name="P2"/>
      <text:p text:style-name="P6">Under the supervision of </text:p>
      <text:p text:style-name="P3">Prof. Nehal Patel &amp;</text:p>
      <text:p text:style-name="P3">Prof. Ravi Patel</text:p>
      <text:p text:style-name="P3"/>
      <text:p text:style-name="P3"/>
      <text:p text:style-name="P7">Abstract</text:p>
      <text:p text:style-name="P8"/>
      <text:p text:style-name="P9"><text:s text:c="10"/>learnIt is a platform which is designed for students across the globle to learn any technology. learnIt allows anyone to share thier knowledge globally. learnIt is available as mobile app as well as webapp. learnIt provides one out of the box feature that currently no large scale online education platform provides which is live streaming. Through live streaming, one teacher can teach multiple students in real time from distant places. </text:p>
      <text:p text:style-name="P9"/>
      <text:p text:style-name="P9"/>
      <text:p text:style-name="P9"/>
      <text:p text:style-name="P9"/>
      <text:p text:style-name="P17"><text:soft-page-break/><text:span text:style-name="T3">Project Overview</text:span></text:p>
      <text:p text:style-name="P10"><text:s text:c="11"/>On the web platform of learnIt, the website contains features like watching live streams, getting live stream key from server, upload videos,pdf,images,etc , security by login/logout. Details of each and every feature and how to use it on webapp <text:span text:style-name="T11">or mobile app </text:span>is described below:</text:p>
      <text:p text:style-name="P13">1) Watch live streams</text:p>
      <text:p text:style-name="P13"><text:s text:c="7"/><text:span text:style-name="T4">To watch live streams of streamers on learnIt, visit </text:span>home page<text:span text:style-name="T4"> by clicking on LearnIt present in navigation bar. You can find multiple streams on this page with </text:span>streamer name<text:span text:style-name="T4"> and </text:span>live<text:span text:style-name="T4"> tag on thumbnail of live video. You can also live streams on mobile browser. You can also watch it in fullscreen. </text:span></text:p>
      <text:p text:style-name="P13"><text:span text:style-name="T3">2</text:span>) <text:span text:style-name="T3">Go Live</text:span></text:p>
      <text:p text:style-name="P10"><text:s text:c="7"/>If you want to share your precious knowledge with other learners on this platform, you can freely do that by getting streaming key from server. <text:span text:style-name="T3">You can do so by clicking on </text:span><text:span text:style-name="T8">Go Live </text:span><text:span text:style-name="T3">present in navigation bar. After getting streaming key, open OBS Studio. And inside OBS Studio -&gt; Settings -&gt; Stream -&gt; StreamKey, paste the streaming key provided by server. </text:span></text:p>
      <text:p text:style-name="P14"><text:span text:style-name="T10">3</text:span>) <text:span text:style-name="T10">Upload your course</text:span></text:p>
      <text:p text:style-name="P11"><text:s text:c="7"/><text:span text:style-name="T10">If you want to teach someone, but who is not available at that time, you can upload your course and the learners will watch it at their pace. You can upload your course by clicking on </text:span><text:span text:style-name="T9">Upload </text:span><text:span text:style-name="T10">and then choosing your audio/video/text/image files. The files are </text:span><text:soft-page-break/><text:span text:style-name="T10">automatically renamed in order they are uploaded. You will receive success or failure response once you click on Upload File button.</text:span></text:p>
      <text:p text:style-name="P14"><text:span text:style-name="T10">4</text:span>) <text:span text:style-name="T10">Learn from other’s course (in Beta version)</text:span></text:p>
      <text:p text:style-name="P11"><text:s text:c="7"/><text:span text:style-name="T10">If you want to learn other’s course, you will find their playlist in </text:span><text:span text:style-name="T9">Courses </text:span><text:span text:style-name="T10">link along with their names.</text:span></text:p>
      <text:p text:style-name="P14"><text:span text:style-name="T11">5) <text:s/>Mobile App</text:span></text:p>
      <text:p text:style-name="P12"><text:span text:style-name="T10"><text:s text:c="7"/>Now a days, majority of students prefer to learn from mobile phones as they can carry their mobile phones anywhere and can learn with just a single tap. So, LearnIt is also available as a mobile application. It has similar navigation and interface as web to keep it simple for users.</text:span></text:p>
      <text:p text:style-name="P12"/>
      <text:p text:style-name="P18">Technical Details</text:p>
      <text:p text:style-name="P15">WebApp: </text:p>
      <text:p text:style-name="P15"><text:span text:style-name="T4"><text:s text:c="15"/>To create modern and dynamic webapplication, I used the currently latest, most in-demand and cutting edge </text:span><text:span text:style-name="T5">web </text:span><text:span text:style-name="T4">technology </text:span>ReactJS<text:span text:style-name="T4">. </text:span><text:span text:style-name="T5">Using </text:span><text:span text:style-name="T12">axios </text:span><text:span text:style-name="T5">package of ReactJS I sent request to server and fetched response which contained live streams, streaming key, login credentials, course files, etc. I used </text:span><text:span text:style-name="T12">Video.js </text:span><text:span text:style-name="T5">to display live stream which is in MPEG-4 format. I used </text:span><text:span text:style-name="T12">react-router-dom </text:span><text:span text:style-name="T5">package for routing in client side. For upload progress, I used </text:span><text:span text:style-name="T12">react-toastify</text:span><text:span text:style-name="T5"> and </text:span><text:span text:style-name="T12">reactstrap</text:span><text:span text:style-name="T5"> for displaying upload progress. </text:span></text:p>
      <text:p text:style-name="P16"><text:soft-page-break/><text:span text:style-name="T5">T</text:span><text:span text:style-name="T4">o create secure, robust and highly flexible server which can handle multiple request at a time and live stream feature, I used </text:span>NodeJS<text:span text:style-name="T4">. I implemented Login/Logout feature by adding </text:span>passport.js <text:span text:style-name="T4">package in NodeJS. By passport.js, I created sessions using which user don’t have to login each time he visits learnIt. </text:span><text:span text:style-name="T6">The main focus of learnIt </text:span><text:span text:style-name="T14">i.e</text:span><text:span text:style-name="T6"> Live Streaming is implemented using </text:span><text:span text:style-name="T13">Node Media Server. </text:span><text:span text:style-name="T6">When user streams using their media encoders like OBS Studio, etc. our server receives stream in the form of flv (flash) format in </text:span><text:span text:style-name="T13">RTMP</text:span><text:span text:style-name="T6"> (Real Time Messaging Protocol) protocol. RTSP (Real Time Streaming Protocol) is not used as it not so popular. Flash format was supported in older browsers, but now it’s use has been depricated. So, our Node Media Server converts flv stream into </text:span><text:span text:style-name="T13">HLS</text:span><text:span text:style-name="T6"> (Http Live Stream) format by using </text:span><text:span text:style-name="T13">FFMPEG </text:span><text:span text:style-name="T6">(Fast Forward MPEG)</text:span><text:span text:style-name="T13"> </text:span><text:span text:style-name="T6">library of linux. By using HLS stream, even mobile browser can play live video easily, but as downside, it increases load on server. I used MongoDB database </text:span><text:span text:style-name="T7">because NodeJS (particularly </text:span><text:span text:style-name="T15">Express.js</text:span><text:span text:style-name="T7">) supports MongoDB well which increases query speed. I used </text:span><text:span text:style-name="T15">fs </text:span><text:span text:style-name="T7">and</text:span><text:span text:style-name="T15"> multer </text:span><text:span text:style-name="T7">package of NodeJS to store uploaded files into server after updating their names. </text:span></text:p>
      <text:p text:style-name="P16"><text:span text:style-name="T7"/></text:p>
      <text:p text:style-name="P19">Fork me on Github:</text:p>
      <text:p text:style-name="P20"><text:a xlink:type="simple" xlink:href="https://github.com/chirayu-joshi/learnIt" text:style-name="Internet_20_link" text:visited-style-name="Visited_20_Internet_20_Link">https://github.com/chirayu-joshi/learnI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akula" svg:font-family="Nakula" style:font-pitch="variable"/>
    <style:font-face style:name="Sahadeva" svg:font-family="Sahadeva" style:font-pitch="variable"/>
    <style:font-face style:name="Tibetan Machine Uni" svg:font-family="'Tibetan Machine Uni'" style:font-pitch="variable"/>
    <style:font-face style:name="Ubuntu" svg:font-family="Ubuntu" style:font-pitch="variable"/>
    <style:font-face style:name="Umpush" svg:font-family="Umpus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559d" officeooo:paragraph-rsid="0019559d"/>
    </style:style>
    <style:style style:name="MP2" style:family="paragraph" style:parent-style-name="Footer">
      <style:text-properties officeooo:rsid="00175c82" officeooo:paragraph-rsid="00175c82"/>
    </style:style>
    <style:style style:name="MT1" style:family="text">
      <style:text-properties fo:font-size="11pt" style:font-size-asian="11pt" style:font-size-complex="11pt"/>
    </style:style>
    <style:style style:name="MT2" style:family="text">
      <style:text-properties officeooo:rsid="0019559d"/>
    </style:style>
    <style:page-layout style:name="Mpm1">
      <style:page-layout-properties fo:page-width="21.001cm" fo:page-height="29.7cm" style:num-format="1" style:print-orientation="portrait" fo:margin-top="2cm" fo:margin-bottom="2cm" fo:margin-left="2cm" fo:margin-right="2cm" fo:border="0.99pt solid #000000" fo:padding="0.049cm" style:shadow="none" fo:background-color="transparent" style:register-truth-ref-style-name="Standard" style:writing-mode="lr-tb"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header>
        <text:p text:style-name="MP1"><text:span text:style-name="MT1">SOFTWARE GROUP PROJECT</text:span><text:tab/><text:tab/>LearnIt</text:p>
      </style:header>
      <style:footer>
        <text:p text:style-name="MP2">18IT042<text:tab/><text:page-number text:select-page="current">4</text:page-number><text:tab/><text:span text:style-name="MT2">CSPIT (I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17:12:55.413807951</meta:creation-date>
    <dc:date>2020-03-04T19:00:02.041568982</dc:date>
    <meta:editing-duration>PT5M31S</meta:editing-duration>
    <meta:editing-cycles>3</meta:editing-cycles>
    <meta:generator>LibreOffice/6.0.7.3$Linux_X86_64 LibreOffice_project/00m0$Build-3</meta:generator>
    <meta:document-statistic meta:table-count="0" meta:image-count="0" meta:object-count="0" meta:page-count="4" meta:paragraph-count="28" meta:word-count="699" meta:character-count="4313" meta:non-whitespace-character-count="3561"/>
  </office:meta>
</office:document-meta>
</file>